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06cm"/>
    </style:style>
    <style:style style:name="co2" style:family="table-column">
      <style:table-column-properties fo:break-before="auto" style:column-width="18.898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15.0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headline</text:p>
          </table:table-cell>
          <table:table-cell office:value-type="string" calcext:value-type="string">
            <text:p>webURL</text:p>
          </table:table-cell>
          <table:table-cell table:style-name="Default" office:value-type="string" calcext:value-type="string">
            <text:p>keywords</text:p>
          </table:table-cell>
          <table:table-cell office:value-type="string" calcext:value-type="string">
            <text:p>commentSectionURL</text:p>
          </table:table-cell>
        </table:table-row>
        <table:table-row table:style-name="ro1">
          <table:table-cell office:value-type="string" calcext:value-type="string">
            <text:p>Mayorkas: We Have Record Border Numbers Due to Climate, Poverty, Authoritarianism</text:p>
          </table:table-cell>
          <table:table-cell office:value-type="string" calcext:value-type="string">
            <text:p>https://www.breitbart.com/clips/2024/01/03/mayorkas-we-have-record-border-numbers-due-to-climate-poverty-authoritarianism/</text:p>
          </table:table-cell>
          <table:table-cell office:value-type="string" calcext:value-type="string">
            <text:p>Alejandro Mayorkas,border,Climate Change,Joe Biden</text:p>
          </table:table-cell>
          <table:table-cell office:value-type="string" calcext:value-type="string">
            <text:p>https://disqus.com/embed/comments/?base=default&amp;f=breitbartproduction&amp;t_i=25844868&amp;t_u=https%3A%2F%2Fwww.breitbart.com%2Fclips%2F2024%2F01%2F03%2Fmayorkas-we-have-record-border-numbers-due-to-climate-poverty-authoritarianism%2F&amp;t_e=Mayorkas%3A%20We%20Have%20Record%20Border%20Numbers%20Due%20to%20Climate%2C%20Poverty%2C%20Authoritarianism&amp;t_d=Comments%3A%20WEB%20-%20Mayorkas%3A%20We%20Have%20Record%20Border%20Numbers%20Due%20to%20Climate%2C%20Poverty%2C%20Authoritarianism&amp;t_t=Mayorkas%3A%20We%20Have%20Record%20Border%20Numbers%20Due%20to%20Climate%2C%20Poverty%2C%20Authoritarianism&amp;s_o=default#version=cb3f36bfade5c758ef967a494d077f95</text:p>
          </table:table-cell>
        </table:table-row>
        <table:table-row table:style-name="ro1">
          <table:table-cell office:value-type="string" calcext:value-type="string">
            <text:p>NG: Taylor Swift Busted as Woke Hypocrite on 5 Activist Issues: Climate, LGBTQQIAAP2S+, Feminism</text:p>
          </table:table-cell>
          <table:table-cell office:value-type="string" calcext:value-type="string">
            <text:p>https://www.breitbart.com/entertainment/2023/12/26/taylor-swift-busted-as-woke-hypocrite-on-5-activist-issues-climate-lgbtqqiaap2s-feminism/</text:p>
          </table:table-cell>
          <table:table-cell office:value-type="string" calcext:value-type="string">
            <text:p>Climate Change,LGBTQ activism,patriarchy,Taylor Swift</text:p>
          </table:table-cell>
          <table:table-cell office:value-type="string" calcext:value-type="string">
            <text:p>https://disqus.com/embed/comments/?base=default&amp;f=breitbartproduction&amp;t_i=25782688&amp;t_u=https%3A%2F%2Fwww.breitbart.com%2Fentertainment%2F2023%2F12%2F26%2Ftaylor-swift-busted-as-woke-hypocrite-on-5-activist-issues-climate-lgbtqqiaap2s-feminism%2F&amp;t_e=NG%3A%20Taylor%20Swift%20Busted%20as%20Woke%20Hypocrite%20on%205%20Activist%20Issues%3A%20Climate%2C%20LGBTQQIAAP2S%20%2C%20Feminism&amp;t_d=Comments%3A%20WEB%20-%20NG%3A%20Taylor%20Swift%20Busted%20as%20Woke%20Hypocrite%20on%205%20Activist%20Issues%3A%20Climate%2C%20LGBTQQIAAP2S%20%2C%20Feminism&amp;t_t=NG%3A%20Taylor%20Swift%20Busted%20as%20Woke%20Hypocrite%20on%205%20Activist%20Issues%3A%20Climate%2C%20LGBTQQIAAP2S%20%2C%20Feminism&amp;s_o=default#version=cb3f36bfade5c758ef967a494d077f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4:27:47.771981308</meta:creation-date>
    <meta:generator>LibreOffice/7.3.7.2$Linux_X86_64 LibreOffice_project/30$Build-2</meta:generator>
    <dc:date>2024-01-08T14:33:21.280403469</dc:date>
    <meta:editing-duration>PT5M33S</meta:editing-duration>
    <meta:editing-cycles>3</meta:editing-cycles>
    <meta:document-statistic meta:table-count="1" meta:cell-count="12" meta:object-count="0"/>
  </office:meta>
</office:document-meta>
</file>